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27" draw:marker-start-width="0.3cm" draw:marker-end="Arrowheads_20_50" draw:marker-end-width="0.3cm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7.7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4" style:family="graphic" style:parent-style-name="objectwithoutfill">
      <style:graphic-properties svg:stroke-width="0.035cm" svg:stroke-color="#3465a4" draw:marker-start="Arrowheads_20_50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8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3cm" fo:min-width="2.929cm"/>
      <style:paragraph-properties style:writing-mode="lr-tb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1cm" fo:min-width="9.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5.6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37cm" fo:min-width="6.167cm"/>
      <style:paragraph-properties style:writing-mode="lr-tb"/>
    </style:style>
    <style:style style:name="gr17" style:family="graphic" style:parent-style-name="standard">
      <style:graphic-properties svg:stroke-width="0.035cm" draw:marker-start="" draw:marker-start-width="0.352cm" draw:marker-end="Arrowheads_20_50" draw:marker-end-width="0.3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marker-start="" draw:marker-start-width="0.3cm" draw:marker-end="Arrowheads_20_50" draw:marker-end-width="0.3cm" draw:textarea-vertical-align="middle"/>
    </style:style>
    <style:style style:name="gr19" style:family="graphic" style:parent-style-name="standard">
      <style:graphic-properties svg:stroke-width="0.035cm" draw:marker-start="Arrowheads_20_50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marker-start="Arrowheads_20_50" draw:marker-start-width="0.3cm" draw:marker-end="Arrowheads_20_10" draw:marker-end-width="0.3cm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933cm" fo:min-width="5.2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23" style:family="graphic" style:parent-style-name="objectwithoutfill">
      <style:graphic-properties svg:stroke-width="0.035cm" svg:stroke-color="#3465a4" draw:marker-start-width="0.252cm" draw:marker-end="Arrowheads_20_5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 draw:opacity="0%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462cm" svg:y1="10.207cm" svg:x2="18.462cm" svg:y2="16.24cm">
          <text:p/>
        </draw:line>
        <draw:custom-shape draw:style-name="gr2" draw:text-style-name="P2" draw:layer="layout" svg:width="8.255cm" svg:height="2.222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651cm" svg:x="6.08cm" svg:y="7.66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4.652cm" svg:y1="12.43cm" svg:x2="23.542cm" svg:y2="9.572cm" draw:start-shape="id1" draw:end-shape="id2" draw:end-glue-point="2" svg:d="M14652 12430c0-2143 8890-715 8890-2858" svg:viewBox="0 0 8891 2859">
          <text:p/>
        </draw:connector>
        <draw:custom-shape draw:style-name="gr5" draw:text-style-name="P1" draw:layer="layout" svg:width="2.032cm" svg:height="1.905cm" svg:x="13.573cm" svg:y="1.9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5" xml:id="id2" draw:id="id2" draw:layer="layout" svg:width="3.81cm" svg:height="1.587cm" svg:x="21.637cm" svg:y="7.985cm">
          <text:p text:style-name="P5"><text:span text:style-name="T1">Websockets</text:span></text:p>
          <text:p text:style-name="P5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033cm" svg:height="1.588cm" svg:x="19.097cm" svg:y="13.382cm">
          <text:p text:style-name="P3"><text:span text:style-name="T2">Cloud or HPC dispatch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4cm" svg:height="0.635cm" svg:x="13.382cm" svg:y="4.175cm">
          <text:p text:style-name="P6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.635cm" svg:y1="11.477cm" svg:x2="26.4cm" svg:y2="11.477cm">
          <text:p/>
        </draw:line>
        <draw:custom-shape draw:style-name="gr10" draw:text-style-name="P9" draw:layer="layout" svg:width="2.54cm" svg:height="1.397cm" svg:x="1.317cm" svg:y="8.302cm">
          <text:p text:style-name="P8"><text:span text:style-name="T4">External </text:span></text:p>
          <text:p text:style-name="P8"><text:span text:style-name="T4">facing </text:span></text:p>
          <text:p text:style-name="P8"><text:span text:style-name="T4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54cm" svg:height="1.397cm" svg:x="1.317cm" svg:y="13.573cm">
          <text:p text:style-name="P8"><text:span text:style-name="T4">Internal</text:span></text:p>
          <text:p text:style-name="P8"><text:span text:style-name="T4">components </text:span></text:p>
          <text:p text:style-name="P8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5.762cm" svg:y="12.5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6.08cm" svg:y="12.8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2.413cm" svg:x="6.397cm" svg:y="13.192cm">
          <text:p text:style-name="P5"><text:span text:style-name="T1">keepstore</text:span></text:p>
          <text:p text:style-name="P11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29cm" svg:height="1.08cm" svg:x="6.08cm" svg:y="16.1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18.145cm" svg:y="16.3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18.399cm" svg:y="16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2.413cm" svg:x="18.716cm" svg:y="17.002cm">
          <text:p text:style-name="P5"><text:span text:style-name="T1">Elastic </text:span><text:span text:style-name="T1"><text:line-break/></text:span><text:span text:style-name="T1">compute </text:span><text:span text:style-name="T1"><text:line-break/></text:span><text:span text:style-name="T1">nod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0.16cm" svg:height="1.46cm" svg:x="1cm" svg:y="1.127cm">
          <text:p text:style-name="P12"><text:span text:style-name="T5">High level overview of Arvados </text:span><text:span text:style-name="T5"><text:line-break/></text:span><text:span text:style-name="T5">components and how they inter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193cm" svg:height="0.953cm" svg:x="7.032cm" svg:y="5.127cm">
          <text:p text:style-name="P5"><text:span text:style-name="T1">Web Workbench, CLI client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667cm" svg:height="2.858cm" svg:x="9.89cm" svg:y="16.557cm">
          <text:p text:style-name="P3"><text:span text:style-name="T2">Storage backends</text:span></text:p>
          <text:p text:style-name="P3"><text:span text:style-name="T2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1" draw:layer="layout" svg:x1="8.937cm" svg:y1="6.08cm" svg:x2="8.937cm" svg:y2="7.667cm">
          <text:p/>
        </draw:line>
        <draw:line draw:style-name="gr17" draw:text-style-name="P1" draw:layer="layout" svg:x1="14.017cm" svg:y1="10.207cm" svg:x2="14.017cm" svg:y2="12.43cm">
          <text:p/>
        </draw:line>
        <draw:line draw:style-name="gr18" draw:text-style-name="P1" draw:layer="layout" svg:x1="20.05cm" svg:y1="14.97cm" svg:x2="20.05cm" svg:y2="16.24cm">
          <text:p/>
        </draw:line>
        <draw:line draw:style-name="gr19" draw:text-style-name="P1" draw:layer="layout" svg:x1="8.937cm" svg:y1="12.43cm" svg:x2="8.937cm" svg:y2="9.89cm">
          <text:p/>
        </draw:line>
        <draw:line draw:style-name="gr20" draw:text-style-name="P1" draw:layer="layout" svg:x1="20.05cm" svg:y1="10.207cm" svg:x2="20.05cm" svg:y2="13.382cm">
          <text:p/>
        </draw:line>
        <draw:custom-shape draw:style-name="gr21" draw:text-style-name="P3" xml:id="id1" draw:id="id1" draw:layer="layout" svg:width="5.715cm" svg:height="3.492cm" svg:x="11.795cm" svg:y="12.43cm">
          <text:p text:style-name="P3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1" draw:layer="layout" svg:x1="10.525cm" svg:y1="8.937cm" svg:x2="11.795cm" svg:y2="8.937cm">
          <text:p/>
        </draw:line>
        <draw:custom-shape draw:style-name="gr3" draw:text-style-name="P3" draw:layer="layout" svg:width="3.81cm" svg:height="1.651cm" svg:x="6.39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651cm" svg:x="6.715cm" svg:y="8.239cm">
          <text:p text:style-name="P3"><text:span text:style-name="T2">keep-web</text:span><text:span text:style-name="T2"><text:line-break/></text:span><text:span text:style-name="T2">&amp; keep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.222cm" svg:x="12.112cm" svg:y="7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8.255cm" svg:height="2.222cm" svg:x="12.43cm" svg:y="7.985cm">
          <text:p text:style-name="P14"><text:span text:style-name="T6">API </text:span><text:span text:style-name="T6">Ser</text:span><text:span text:style-name="T6">ver </text:span><text:span text:style-name="T6">and </text:span><text:span text:style-name="T6">Con</text:span><text:span text:style-name="T6">troll</text:span><text:span text:style-name="T6">er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7.62cm" svg:height="2.621cm" svg:x="1.317cm" svg:y="17.111cm">
          <draw:text-box>
            <text:p><text:span text:style-name="T7">Arrows represent outgoing connections between components.</text:span></text:p>
            <text:p><text:span text:style-name="T7">Bidirectional arrows mean that either component may initiate a connection depending on the operation.</text:span></text:p>
          </draw:text-box>
        </draw:frame>
        <draw:line draw:style-name="gr23" draw:text-style-name="P4" draw:layer="layout" svg:x1="21.637cm" svg:y1="8.937cm" svg:x2="20.685cm" svg:y2="8.937cm">
          <text:p/>
        </draw:line>
        <draw:line draw:style-name="gr17" draw:text-style-name="P1" draw:layer="layout" svg:x1="9.89cm" svg:y1="9.89cm" svg:x2="12.747cm" svg:y2="12.43cm">
          <text:p/>
        </draw:line>
        <draw:line draw:style-name="gr17" draw:text-style-name="P1" draw:layer="layout" svg:x1="22.59cm" svg:y1="6.08cm" svg:x2="22.59cm" svg:y2="7.985cm">
          <text:p/>
        </draw:line>
        <draw:line draw:style-name="gr17" draw:text-style-name="P1" draw:layer="layout" svg:x1="9.255cm" svg:y1="15.605cm" svg:x2="10.842cm" svg:y2="16.875cm">
          <text:p/>
        </draw:line>
        <draw:line draw:style-name="gr17" draw:text-style-name="P1" draw:layer="layout" svg:x1="19.097cm" svg:y1="14.335cm" svg:x2="17.51cm" svg:y2="14.335cm">
          <text:p/>
        </draw:line>
        <draw:line draw:style-name="gr17" draw:text-style-name="P1" draw:layer="layout" svg:x1="18.145cm" svg:y1="18.145cm" svg:x2="16.557cm" svg:y2="18.1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27" draw:display-name="Arrowheads 27" svg:viewBox="0 0 20 20" svg:d="M0 20l10-20 10 20z"/>
    <draw:marker draw:name="Arrowheads_20_50" draw:display-name="Arrowheads 50" svg:viewBox="0 0 1013 1130" svg:d="M1009 1050l-449-1008-22-30-29-12-34 12-21 26-449 1012-5 13v8l5 21 12 21 17 13 21 4h903l21-4 21-13 9-21 4-21v-8z"/>
    <draw:marker draw:name="Arrowheads_20_52" draw:display-name="Arrowheads 52" svg:viewBox="0 0 20 20" svg:d="M0 20l10-20 10 20z"/>
    <draw:marker draw:name="Arrowheads_20_53" draw:display-name="Arrowheads 53" svg:viewBox="0 7 20 13" svg:d="M0 20l10-13 10 13z"/>
    <draw:marker draw:name="Arrowheads_20_54" draw:display-name="Arrowheads 54" svg:viewBox="0 0 20 40" svg:d="M0 40l10-40 10 40z"/>
    <draw:marker draw:name="Arrowheads_20_55" draw:display-name="Arrowheads 55" svg:viewBox="0 0 3000 6000" svg:d="M1500 0l1500 3000-1500 3000-1500-30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5T14:56:38.759007690</dc:date>
    <meta:editing-duration>P3DT13H53M33S</meta:editing-duration>
    <meta:editing-cycles>36</meta:editing-cycles>
    <meta:generator>LibreOffice/7.4.7.2$Linux_X86_64 LibreOffice_project/40$Build-2</meta:generator>
    <meta:document-statistic meta:object-count="39"/>
  </office:meta>
</office:document-meta>
</file>